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7.0882in"/>
    </style:style>
    <style:style style:name="co3" style:family="table-column">
      <style:table-column-properties fo:break-before="auto" style:column-width="1.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 U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 fo:font-size="14pt" style:font-name-asian="DejaVu Sans" style:font-size-asian="14pt" style:font-name-complex="Noto Sans Arabic UI" style:font-size-complex="14pt"/>
    </style:style>
    <style:style style:name="ce5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row table:style-name="ro1">
          <table:table-cell table:style-name="ce1" office:value-type="string" calcext:value-type="string" table:number-columns-spanned="3" table:number-rows-spanned="1">
            <text:p>Other Oil</text:p>
          </table:table-cell>
          <table:covered-table-cell table:number-columns-repeated="2"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sal Goldoil CNG SAE 20W50 API SF</text:p>
          </table:table-cell>
          <table:table-cell office:value-type="string" calcext:value-type="string">
            <text:p><text:a xlink:href="../CNG-SAE-20W50-API-SF.png" xlink:type="simple">/home/my-pc/BHARAT_PETROLIAM_SERVICE_CENTER/ASSETS/Lubricants/Other_Oils/CNG-SAE-20W50-API-SF.png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iversal Goldoil Shock Absorber AB(FF + PC)</text:p>
          </table:table-cell>
          <table:table-cell office:value-type="string" calcext:value-type="string">
            <text:p><text:a xlink:href="../Shock-Absorber-AB(FF%20+%20PC).png" xlink:type="simple">/home/my-pc/BHARAT_PETROLIAM_SERVICE_CENTER/ASSETS/Lubricants/Other_Oils/Shock-Absorber-AB(FF + PC).png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iversal Goldoil Auto Coolant</text:p>
          </table:table-cell>
          <table:table-cell office:value-type="string" calcext:value-type="string">
            <text:p><text:a xlink:href="../Auto-Coolant.png" xlink:type="simple">/home/my-pc/BHARAT_PETROLIAM_SERVICE_CENTER/ASSETS/Lubricants/Other_Oils/Auto-Coolant.png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iversal Goldoil UTTO(Transmission oil)</text:p>
          </table:table-cell>
          <table:table-cell office:value-type="string" calcext:value-type="string">
            <text:p><text:a xlink:href="../Universal-Goldoil-UTTO-Transmission-oil.png" xlink:type="simple">/home/my-pc/BHARAT_PETROLIAM_SERVICE_CENTER/ASSETS/Lubricants/Other_Oils/Universal-Goldoil-UTTO-Transmission-oil.png</text:a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niversal Goldoil ATF TASA TQ<text:span text:style-name="T1">(Transmission oil)</text:span></text:p>
          </table:table-cell>
          <table:table-cell office:value-type="string" calcext:value-type="string">
            <text:p><text:a xlink:href="../Universal-Goldoil-ATF-TASA-TQ-Transmission-oil.png" xlink:type="simple">/home/my-pc/BHARAT_PETROLIAM_SERVICE_CENTER/ASSETS/Lubricants/Other_Oils/Universal-Goldoil-ATF-TASA-TQ-Transmission-oil.png</text:a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Universal Goldoil Multi Grease AP3</text:p>
          </table:table-cell>
          <table:table-cell office:value-type="string" calcext:value-type="string">
            <text:p><text:a xlink:href="../Universal-Goldoil-Multi-Grease-AP3.png" xlink:type="simple">/home/my-pc/BHARAT_PETROLIAM_SERVICE_CENTER/ASSETS/Lubricants/Other_Oils/Universal-Goldoil-Multi-Grease-AP3.png</text:a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iversal Goldoil Auto Gear Oil 75W90 GL4</text:p>
          </table:table-cell>
          <table:table-cell office:value-type="string" calcext:value-type="string">
            <text:p><text:a xlink:href="../Universal-Goldoil-Auto-Gear-Oil-75W90-GL4.png" xlink:type="simple">/home/my-pc/BHARAT_PETROLIAM_SERVICE_CENTER/ASSETS/Lubricants/Other_Oils/Universal-Goldoil-Auto-Gear-Oil-75W90-GL4.png</text:a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niversal Goldoil Auto Gear Oil 85W140 GL5</text:p>
          </table:table-cell>
          <table:table-cell office:value-type="string" calcext:value-type="string">
            <text:p><text:a xlink:href="../Universal-Goldoil-Auto-Gear-Oil-85W140-GL5.png" xlink:type="simple">/home/my-pc/BHARAT_PETROLIAM_SERVICE_CENTER/ASSETS/Lubricants/Other_Oils/Universal-Goldoil-Auto-Gear-Oil-85W140-GL5.png</text:a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niversal Goldoil Auto Gear GL4 80W90</text:p>
          </table:table-cell>
          <table:table-cell office:value-type="string" calcext:value-type="string">
            <text:p><text:a xlink:href="../Universal-Goldoil-Auto-Gear-GL4-80W90.png" xlink:type="simple">/home/my-pc/BHARAT_PETROLIAM_SERVICE_CENTER/ASSETS/Lubricants/Other_Oils/Universal-Goldoil-Auto-Gear-GL4-80W90.png</text:a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niversal Goldoil Auto Gear Oil EP 90 GL4</text:p>
          </table:table-cell>
          <table:table-cell office:value-type="string" calcext:value-type="string">
            <text:p><text:a xlink:href="../Universal-Goldoil-Auto-Gear-Oil-EP-90-GL4.png" xlink:type="simple">/home/my-pc/BHARAT_PETROLIAM_SERVICE_CENTER/ASSETS/Lubricants/Other_Oils/Universal-Goldoil-Auto-Gear-Oil-EP-90-GL4.png</text:a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niversal Goldoil Auto Gear Oil EP 140 GL4</text:p>
          </table:table-cell>
          <table:table-cell office:value-type="string" calcext:value-type="string">
            <text:p><text:a xlink:href="../Universal-Goldoil-Auto-Gear-Oil-85W140-GL5.png" xlink:type="simple">/home/my-pc/BHARAT_PETROLIAM_SERVICE_CENTER/ASSETS/Lubricants/Other_Oils/Universal-Goldoil-Auto-Gear-Oil-85W140-GL5.png</text:a></text:p>
          </table:table-cell>
        </table:table-row>
        <table:table-row table:style-name="ro1">
          <table:table-cell/>
          <table:table-cell table:style-name="Default"/>
          <table:table-cell table:style-name="ce2"/>
        </table:table-row>
        <table:table-row table:style-name="ro1" table:number-rows-repeated="5">
          <table:table-cell/>
          <table:table-cell table:style-name="ce2" table:number-columns-repeated="2"/>
        </table:table-row>
        <table:table-row table:style-name="ro1">
          <table:table-cell/>
          <table:table-cell table:style-name="ce2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9T17:58:55.281935642</meta:creation-date>
    <meta:generator>LibreOffice/24.2.7.2$Linux_X86_64 LibreOffice_project/420$Build-2</meta:generator>
    <dc:date>2026-04-09T22:29:59.261616264</dc:date>
    <meta:editing-duration>PT4H30M58S</meta:editing-duration>
    <meta:editing-cycles>12</meta:editing-cycles>
    <meta:document-statistic meta:table-count="1" meta:cell-count="34" meta:object-count="0"/>
  </office:meta>
</office:document-meta>
</file>